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e72" officeooo:paragraph-rsid="000ece72"/>
    </style:style>
    <style:style style:name="P2" style:family="paragraph" style:parent-style-name="Standard">
      <style:paragraph-properties fo:text-align="justify" style:justify-single-word="false"/>
      <style:text-properties officeooo:rsid="000ece72" officeooo:paragraph-rsid="000ece72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dc186" officeooo:paragraph-rsid="000dc186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0dc186" officeooo:paragraph-rsid="000dc186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ece72" officeooo:paragraph-rsid="000ece72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dc186" officeooo:paragraph-rsid="000dc18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ece72" officeooo:paragraph-rsid="000ece72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0ef8a"/>
    </style:style>
    <style:style style:name="T3" style:family="text">
      <style:text-properties officeooo:rsid="0010ef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MEDIC IPS</text:p>
      <text:p text:style-name="P4">Nit. 900,405,505-1</text:p>
      <text:p text:style-name="P4"/>
      <text:p text:style-name="P4">DEBE A: </text:p>
      <text:p text:style-name="P4"/>
      <text:p text:style-name="P6">JACKSON ADRIAM GONZALEZ DIAZ</text:p>
      <text:p text:style-name="P6">CC 86083325 DE VILLAVICENCIO</text:p>
      <text:p text:style-name="P4"/>
      <text:p text:style-name="P4"/>
      <text:p text:style-name="P4"/>
      <text:p text:style-name="P4"/>
      <text:p text:style-name="P4">LA SUMA DE :</text:p>
      <text:p text:style-name="P4"/>
      <text:p text:style-name="P7">($3.670.000)</text:p>
      <text:p text:style-name="P5">TRES MILLONES SEISCIENTOS SETENTA MIL PESOS M/CTE</text:p>
      <text:p text:style-name="P5">CORRESPONDIENTES A HONORARIOS POR DIAS LABORADOS EN NUEVA EPS</text:p>
      <text:p text:style-name="P5">POR CONCEPTO DE JORNADA DE MAÑANA EN MEDICINA GENERAL </text:p>
      <text:p text:style-name="P5">23 DIAS DE TURNOS PRESENCIALES </text:p>
      <text:p text:style-name="P5"/>
      <text:p text:style-name="P1"/>
      <text:p text:style-name="P1"/>
      <text:p text:style-name="P1"/>
      <text:p text:style-name="P2">Por concepto de: prestacion de servicios como MEDICO GENERAL durante el mes de OCTUBRE DE 2020.</text:p>
      <text:p text:style-name="P2"/>
      <text:p text:style-name="P2">En Villavicencio, a los 7 dias del mes de NOVIEMBRE de 2020.</text:p>
      <text:p text:style-name="P1"/>
      <text:p text:style-name="P1">Firma:_<text:span text:style-name="T2">Jackson Gonzalez</text:span></text:p>
      <text:p text:style-name="P1">C.C.: <text:span text:style-name="T1">86083325</text:span></text:p>
      <text:p text:style-name="P1">Direccion: <text:span text:style-name="T1">Conjunto Amarilo Zainos torre 29 apt 302</text:span></text:p>
      <text:p text:style-name="P1">Telefono: <text:span text:style-name="T1">3017878413</text:span></text:p>
      <text:p text:style-name="P1">Email: <text:span text:style-name="T1">neojagd@hotmail.com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7T08:42:17.263000000</meta:creation-date>
    <dc:date>2020-11-07T10:01:29.225000000</dc:date>
    <meta:editing-duration>PT8M58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8" meta:word-count="93" meta:character-count="601" meta:non-whitespace-character-count="523"/>
  </office:meta>
</office:document-meta>
</file>